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2.78mm" svg:height="76.04mm" svg:x="125.81mm" svg:y="0mm">
            <loext:p draw:notify-on-update-of-ranges="Sheet1.O23:Sheet1.O37 Sheet1.P22:Sheet1.P22 Sheet1.P23:Sheet1.P37 Sheet1.Q22:Sheet1.Q22 Sheet1.Q23:Sheet1.Q37 Sheet1.R22:Sheet1.R22 Sheet1.R23:Sheet1.R3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 table:number-rows-repeated="10">
          <table:table-cell table:number-columns-repeated="18"/>
        </table:table-row>
        <table:table-row table:style-name="ro1">
          <table:table-cell/>
          <table:table-cell office:value-type="string" calcext:value-type="string">
            <text:p>Vertical component of B along ground axis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Loop radius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m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rea</text:p>
          </table:table-cell>
          <table:table-cell table:formula="of:=PI()*[.C13]*[.C13]" office:value-type="float" office:value="1.13097335529233" calcext:value-type="float">
            <text:p>1.1309733553</text:p>
          </table:table-cell>
          <table:table-cell office:value-type="string" calcext:value-type="string">
            <text:p>m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quiv square side</text:p>
          </table:table-cell>
          <table:table-cell table:formula="of:=SQRT([.C14])" office:value-type="float" office:value="1.06347231054331" calcext:value-type="float">
            <text:p>1.0634723105</text:p>
          </table:table-cell>
          <table:table-cell office:value-type="string" calcext:value-type="string">
            <text:p>m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Loop base height</text:p>
          </table:table-cell>
          <table:table-cell office:value-type="float" office:value="0.87" calcext:value-type="float">
            <text:p>0.87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Loop centre height</text:p>
          </table:table-cell>
          <table:table-cell table:formula="of:=[.C16]+[.C13]" office:value-type="float" office:value="1.47" calcext:value-type="float">
            <text:p>1.47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Equiv Sq bot ht</text:p>
          </table:table-cell>
          <table:table-cell table:formula="of:=[.C17]-[.C15]/2" office:value-type="float" office:value="0.938263844728345" calcext:value-type="float">
            <text:p>0.9382638447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Equiv Sq top ht</text:p>
          </table:table-cell>
          <table:table-cell table:formula="of:=[.C17]+[.C15]/2" office:value-type="float" office:value="2.00173615527166" calcext:value-type="float">
            <text:p>2.0017361553</text:p>
          </table:table-cell>
          <table:table-cell table:number-columns-repeated="1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x along axis</text:p>
          </table:table-cell>
          <table:table-cell office:value-type="string" calcext:value-type="string">
            <text:p>Theta bot</text:p>
          </table:table-cell>
          <table:table-cell office:value-type="string" calcext:value-type="string">
            <text:p>Theta top</text:p>
          </table:table-cell>
          <table:table-cell office:value-type="string" calcext:value-type="string">
            <text:p>cos th b</text:p>
          </table:table-cell>
          <table:table-cell office:value-type="string" calcext:value-type="string">
            <text:p>cos th t</text:p>
          </table:table-cell>
          <table:table-cell office:value-type="string" calcext:value-type="string">
            <text:p>hyp b</text:p>
          </table:table-cell>
          <table:table-cell office:value-type="string" calcext:value-type="string">
            <text:p>hyp t</text:p>
          </table:table-cell>
          <table:table-cell office:value-type="string" calcext:value-type="string">
            <text:p>Vert B b</text:p>
          </table:table-cell>
          <table:table-cell office:value-type="string" calcext:value-type="string">
            <text:p>Vert B t</text:p>
          </table:table-cell>
          <table:table-cell office:value-type="string" calcext:value-type="string">
            <text:p>sin th b</text:p>
          </table:table-cell>
          <table:table-cell office:value-type="string" calcext:value-type="string">
            <text:p>sin th t</text:p>
          </table:table-cell>
          <table:table-cell office:value-type="string" calcext:value-type="string">
            <text:p>Horz B b</text:p>
          </table:table-cell>
          <table:table-cell office:value-type="string" calcext:value-type="string">
            <text:p>Horz B 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rt B</text:p>
          </table:table-cell>
          <table:table-cell office:value-type="string" calcext:value-type="string">
            <text:p>Horz B</text:p>
          </table:table-cell>
          <table:table-cell office:value-type="string" calcext:value-type="string">
            <text:p>Abs B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table:formula="of:=ATAN2([.B23];[.$C$18])" office:value-type="float" office:value="1.31039662759441" calcext:value-type="float">
            <text:p>1.3103966276</text:p>
          </table:table-cell>
          <table:table-cell table:formula="of:=ATAN2([.B23];[.$C$19])" office:value-type="float" office:value="1.44654808133129" calcext:value-type="float">
            <text:p>1.4465480813</text:p>
          </table:table-cell>
          <table:table-cell table:formula="of:=COS([.C23])" office:value-type="float" office:value="0.257466796647962" calcext:value-type="float">
            <text:p>0.2574667966</text:p>
          </table:table-cell>
          <table:table-cell table:formula="of:=COS([.D23])" office:value-type="float" office:value="0.12392880912913" calcext:value-type="float">
            <text:p>0.1239288091</text:p>
          </table:table-cell>
          <table:table-cell table:formula="of:=[.B23]/[.E23]" office:value-type="float" office:value="0.970998991927601" calcext:value-type="float">
            <text:p>0.9709989919</text:p>
          </table:table-cell>
          <table:table-cell table:formula="of:=[.B23]/[.F23]" office:value-type="float" office:value="2.0172871970351" calcext:value-type="float">
            <text:p>2.017287197</text:p>
          </table:table-cell>
          <table:table-cell table:formula="of:=[.E23]/[.G23]/[.G23]" office:value-type="float" office:value="0.273076087317322" calcext:value-type="float">
            <text:p>0.2730760873</text:p>
          </table:table-cell>
          <table:table-cell table:formula="of:=[.F23]/[.H23]/[.H23]" office:value-type="float" office:value="0.0304534718799328" calcext:value-type="float">
            <text:p>0.0304534719</text:p>
          </table:table-cell>
          <table:table-cell table:formula="of:=SIN([.C23])" office:value-type="float" office:value="0.966287146051233" calcext:value-type="float">
            <text:p>0.9662871461</text:p>
          </table:table-cell>
          <table:table-cell table:formula="of:=SIN([.D23])" office:value-type="float" office:value="0.992291111654154" calcext:value-type="float">
            <text:p>0.9922911117</text:p>
          </table:table-cell>
          <table:table-cell table:formula="of:=[.K23]/[.G23]/[.G23]" office:value-type="float" office:value="1.02486967835889" calcext:value-type="float">
            <text:p>1.0248696784</text:p>
          </table:table-cell>
          <table:table-cell table:formula="of:=[.L23]/[.H23]/[.H23]" office:value-type="float" office:value="0.24383926286244" calcext:value-type="float">
            <text:p>0.2438392629</text:p>
          </table:table-cell>
          <table:table-cell table:formula="of:=[.B23]" office:value-type="float" office:value="0.25" calcext:value-type="float">
            <text:p>0.25</text:p>
          </table:table-cell>
          <table:table-cell table:formula="of:=[.I23]-[.J23]" office:value-type="float" office:value="0.242622615437389" calcext:value-type="float">
            <text:p>0.2426226154</text:p>
          </table:table-cell>
          <table:table-cell table:formula="of:=[.M23]-[.N23]" office:value-type="float" office:value="0.781030415496454" calcext:value-type="float">
            <text:p>0.7810304155</text:p>
          </table:table-cell>
          <table:table-cell table:formula="of:=SQRT([.Q23]*[.Q23]+[.P23]*[.P23])" office:value-type="float" office:value="0.817847322825136" calcext:value-type="float">
            <text:p>0.8178473228</text:p>
          </table:table-cell>
        </table:table-row>
        <table:table-row table:style-name="ro1">
          <table:table-cell/>
          <table:table-cell table:formula="of:=[.B23]+[.$B$23]" office:value-type="float" office:value="0.5" calcext:value-type="float">
            <text:p>0.5</text:p>
          </table:table-cell>
          <table:table-cell table:formula="of:=ATAN2([.B24];[.$C$18])" office:value-type="float" office:value="1.08117709791338" calcext:value-type="float">
            <text:p>1.0811770979</text:p>
          </table:table-cell>
          <table:table-cell table:formula="of:=ATAN2([.B24];[.$C$19])" office:value-type="float" office:value="1.32602175048473" calcext:value-type="float">
            <text:p>1.3260217505</text:p>
          </table:table-cell>
          <table:table-cell table:formula="of:=COS([.C24])" office:value-type="float" office:value="0.470289887192599" calcext:value-type="float">
            <text:p>0.4702898872</text:p>
          </table:table-cell>
          <table:table-cell table:formula="of:=COS([.D24])" office:value-type="float" office:value="0.242337626692131" calcext:value-type="float">
            <text:p>0.2423376267</text:p>
          </table:table-cell>
          <table:table-cell table:formula="of:=[.B24]/[.E24]" office:value-type="float" office:value="1.06317404140828" calcext:value-type="float">
            <text:p>1.0631740414</text:p>
          </table:table-cell>
          <table:table-cell table:formula="of:=[.B24]/[.F24]" office:value-type="float" office:value="2.0632371737931" calcext:value-type="float">
            <text:p>2.0632371738</text:p>
          </table:table-cell>
          <table:table-cell table:formula="of:=[.E24]/[.G24]/[.G24]" office:value-type="float" office:value="0.41606090702264" calcext:value-type="float">
            <text:p>0.416060907</text:p>
          </table:table-cell>
          <table:table-cell table:formula="of:=[.F24]/[.H24]/[.H24]" office:value-type="float" office:value="0.0569275564212606" calcext:value-type="float">
            <text:p>0.0569275564</text:p>
          </table:table-cell>
          <table:table-cell table:formula="of:=SIN([.C24])" office:value-type="float" office:value="0.882511995388376" calcext:value-type="float">
            <text:p>0.8825119954</text:p>
          </table:table-cell>
          <table:table-cell table:formula="of:=SIN([.D24])" office:value-type="float" office:value="0.970191978264727" calcext:value-type="float">
            <text:p>0.9701919783</text:p>
          </table:table-cell>
          <table:table-cell table:formula="of:=[.K24]/[.G24]/[.G24]" office:value-type="float" office:value="0.78074981252845" calcext:value-type="float">
            <text:p>0.7807498125</text:p>
          </table:table-cell>
          <table:table-cell table:formula="of:=[.L24]/[.H24]/[.H24]" office:value-type="float" office:value="0.227907895839409" calcext:value-type="float">
            <text:p>0.2279078958</text:p>
          </table:table-cell>
          <table:table-cell table:formula="of:=[.B24]" office:value-type="float" office:value="0.5" calcext:value-type="float">
            <text:p>0.5</text:p>
          </table:table-cell>
          <table:table-cell table:formula="of:=[.I24]-[.J24]" office:value-type="float" office:value="0.359133350601379" calcext:value-type="float">
            <text:p>0.3591333506</text:p>
          </table:table-cell>
          <table:table-cell table:formula="of:=[.M24]-[.N24]" office:value-type="float" office:value="0.552841916689041" calcext:value-type="float">
            <text:p>0.5528419167</text:p>
          </table:table-cell>
          <table:table-cell table:formula="of:=SQRT([.Q24]*[.Q24]+[.P24]*[.P24])" office:value-type="float" office:value="0.659250292652636" calcext:value-type="float">
            <text:p>0.6592502927</text:p>
          </table:table-cell>
        </table:table-row>
        <table:table-row table:style-name="ro1">
          <table:table-cell/>
          <table:table-cell table:formula="of:=[.B24]+[.$B$23]" office:value-type="float" office:value="0.75" calcext:value-type="float">
            <text:p>0.75</text:p>
          </table:table-cell>
          <table:table-cell table:formula="of:=ATAN2([.B25];[.$C$18])" office:value-type="float" office:value="0.89645263485622" calcext:value-type="float">
            <text:p>0.8964526349</text:p>
          </table:table-cell>
          <table:table-cell table:formula="of:=ATAN2([.B25];[.$C$19])" office:value-type="float" office:value="1.21231083486749" calcext:value-type="float">
            <text:p>1.2123108349</text:p>
          </table:table-cell>
          <table:table-cell table:formula="of:=COS([.C25])" office:value-type="float" office:value="0.62438479791471" calcext:value-type="float">
            <text:p>0.6243847979</text:p>
          </table:table-cell>
          <table:table-cell table:formula="of:=COS([.D25])" office:value-type="float" office:value="0.350856406510645" calcext:value-type="float">
            <text:p>0.3508564065</text:p>
          </table:table-cell>
          <table:table-cell table:formula="of:=[.B25]/[.E25]" office:value-type="float" office:value="1.20118235182025" calcext:value-type="float">
            <text:p>1.2011823518</text:p>
          </table:table-cell>
          <table:table-cell table:formula="of:=[.B25]/[.F25]" office:value-type="float" office:value="2.13762663609007" calcext:value-type="float">
            <text:p>2.1376266361</text:p>
          </table:table-cell>
          <table:table-cell table:formula="of:=[.E25]/[.G25]/[.G25]" office:value-type="float" office:value="0.432747367931509" calcext:value-type="float">
            <text:p>0.4327473679</text:p>
          </table:table-cell>
          <table:table-cell table:formula="of:=[.F25]/[.H25]/[.H25]" office:value-type="float" office:value="0.0767831113324357" calcext:value-type="float">
            <text:p>0.0767831113</text:p>
          </table:table-cell>
          <table:table-cell table:formula="of:=SIN([.C25])" office:value-type="float" office:value="0.781116908108515" calcext:value-type="float">
            <text:p>0.7811169081</text:p>
          </table:table-cell>
          <table:table-cell table:formula="of:=SIN([.D25])" office:value-type="float" office:value="0.93642927229473" calcext:value-type="float">
            <text:p>0.9364292723</text:p>
          </table:table-cell>
          <table:table-cell table:formula="of:=[.K25]/[.G25]/[.G25]" office:value-type="float" office:value="0.541374945641985" calcext:value-type="float">
            <text:p>0.5413749456</text:p>
          </table:table-cell>
          <table:table-cell table:formula="of:=[.L25]/[.H25]/[.H25]" office:value-type="float" office:value="0.204932706757847" calcext:value-type="float">
            <text:p>0.2049327068</text:p>
          </table:table-cell>
          <table:table-cell table:formula="of:=[.B25]" office:value-type="float" office:value="0.75" calcext:value-type="float">
            <text:p>0.75</text:p>
          </table:table-cell>
          <table:table-cell table:formula="of:=[.I25]-[.J25]" office:value-type="float" office:value="0.355964256599073" calcext:value-type="float">
            <text:p>0.3559642566</text:p>
          </table:table-cell>
          <table:table-cell table:formula="of:=[.M25]-[.N25]" office:value-type="float" office:value="0.336442238884138" calcext:value-type="float">
            <text:p>0.3364422389</text:p>
          </table:table-cell>
          <table:table-cell table:formula="of:=SQRT([.Q25]*[.Q25]+[.P25]*[.P25])" office:value-type="float" office:value="0.489799889834106" calcext:value-type="float">
            <text:p>0.4897998898</text:p>
          </table:table-cell>
        </table:table-row>
        <table:table-row table:style-name="ro1">
          <table:table-cell/>
          <table:table-cell table:formula="of:=[.B25]+[.$B$23]" office:value-type="float" office:value="1" calcext:value-type="float">
            <text:p>1</text:p>
          </table:table-cell>
          <table:table-cell table:formula="of:=ATAN2([.B26];[.$C$18])" office:value-type="float" office:value="0.753557662959352" calcext:value-type="float">
            <text:p>0.753557663</text:p>
          </table:table-cell>
          <table:table-cell table:formula="of:=ATAN2([.B26];[.$C$19])" office:value-type="float" office:value="1.10749570786303" calcext:value-type="float">
            <text:p>1.1074957079</text:p>
          </table:table-cell>
          <table:table-cell table:formula="of:=COS([.C26])" office:value-type="float" office:value="0.729259202545648" calcext:value-type="float">
            <text:p>0.7292592025</text:p>
          </table:table-cell>
          <table:table-cell table:formula="of:=COS([.D26])" office:value-type="float" office:value="0.446903211230789" calcext:value-type="float">
            <text:p>0.4469032112</text:p>
          </table:table-cell>
          <table:table-cell table:formula="of:=[.B26]/[.E26]" office:value-type="float" office:value="1.37125455052095" calcext:value-type="float">
            <text:p>1.3712545505</text:p>
          </table:table-cell>
          <table:table-cell table:formula="of:=[.B26]/[.F26]" office:value-type="float" office:value="2.2376209766897" calcext:value-type="float">
            <text:p>2.2376209767</text:p>
          </table:table-cell>
          <table:table-cell table:formula="of:=[.E26]/[.G26]/[.G26]" office:value-type="float" office:value="0.387833888533294" calcext:value-type="float">
            <text:p>0.3878338885</text:p>
          </table:table-cell>
          <table:table-cell table:formula="of:=[.F26]/[.H26]/[.H26]" office:value-type="float" office:value="0.0892566177601079" calcext:value-type="float">
            <text:p>0.0892566178</text:p>
          </table:table-cell>
          <table:table-cell table:formula="of:=SIN([.C26])" office:value-type="float" office:value="0.684237543184007" calcext:value-type="float">
            <text:p>0.6842375432</text:p>
          </table:table-cell>
          <table:table-cell table:formula="of:=SIN([.D26])" office:value-type="float" office:value="0.894582315827676" calcext:value-type="float">
            <text:p>0.8945823158</text:p>
          </table:table-cell>
          <table:table-cell table:formula="of:=[.K26]/[.G26]/[.G26]" office:value-type="float" office:value="0.363890515371193" calcext:value-type="float">
            <text:p>0.3638905154</text:p>
          </table:table-cell>
          <table:table-cell table:formula="of:=[.L26]/[.H26]/[.H26]" office:value-type="float" office:value="0.17866819886767" calcext:value-type="float">
            <text:p>0.1786681989</text:p>
          </table:table-cell>
          <table:table-cell table:formula="of:=[.B26]" office:value-type="float" office:value="1" calcext:value-type="float">
            <text:p>1</text:p>
          </table:table-cell>
          <table:table-cell table:formula="of:=[.I26]-[.J26]" office:value-type="float" office:value="0.298577270773186" calcext:value-type="float">
            <text:p>0.2985772708</text:p>
          </table:table-cell>
          <table:table-cell table:formula="of:=[.M26]-[.N26]" office:value-type="float" office:value="0.185222316503523" calcext:value-type="float">
            <text:p>0.1852223165</text:p>
          </table:table-cell>
          <table:table-cell table:formula="of:=SQRT([.Q26]*[.Q26]+[.P26]*[.P26])" office:value-type="float" office:value="0.35136262344378" calcext:value-type="float">
            <text:p>0.3513626234</text:p>
          </table:table-cell>
        </table:table-row>
        <table:table-row table:style-name="ro1">
          <table:table-cell/>
          <table:table-cell table:formula="of:=[.B26]+[.$B$23]" office:value-type="float" office:value="1.25" calcext:value-type="float">
            <text:p>1.25</text:p>
          </table:table-cell>
          <table:table-cell table:formula="of:=ATAN2([.B27];[.$C$18])" office:value-type="float" office:value="0.643892082595251" calcext:value-type="float">
            <text:p>0.6438920826</text:p>
          </table:table-cell>
          <table:table-cell table:formula="of:=ATAN2([.B27];[.$C$19])" office:value-type="float" office:value="1.01258691529176" calcext:value-type="float">
            <text:p>1.0125869153</text:p>
          </table:table-cell>
          <table:table-cell table:formula="of:=COS([.C27])" office:value-type="float" office:value="0.799765354580592" calcext:value-type="float">
            <text:p>0.7997653546</text:p>
          </table:table-cell>
          <table:table-cell table:formula="of:=COS([.D27])" office:value-type="float" office:value="0.529668261929605" calcext:value-type="float">
            <text:p>0.5296682619</text:p>
          </table:table-cell>
          <table:table-cell table:formula="of:=[.B27]/[.E27]" office:value-type="float" office:value="1.56295842629432" calcext:value-type="float">
            <text:p>1.5629584263</text:p>
          </table:table-cell>
          <table:table-cell table:formula="of:=[.B27]/[.F27]" office:value-type="float" office:value="2.35996771912705" calcext:value-type="float">
            <text:p>2.3599677191</text:p>
          </table:table-cell>
          <table:table-cell table:formula="of:=[.E27]/[.G27]/[.G27]" office:value-type="float" office:value="0.327391752270177" calcext:value-type="float">
            <text:p>0.3273917523</text:p>
          </table:table-cell>
          <table:table-cell table:formula="of:=[.F27]/[.H27]/[.H27]" office:value-type="float" office:value="0.0951024763336348" calcext:value-type="float">
            <text:p>0.0951024763</text:p>
          </table:table-cell>
          <table:table-cell table:formula="of:=SIN([.C27])" office:value-type="float" office:value="0.600312733175451" calcext:value-type="float">
            <text:p>0.6003127332</text:p>
          </table:table-cell>
          <table:table-cell table:formula="of:=SIN([.D27])" office:value-type="float" office:value="0.848204888163509" calcext:value-type="float">
            <text:p>0.8482048882</text:p>
          </table:table-cell>
          <table:table-cell table:formula="of:=[.K27]/[.G27]/[.G27]" office:value-type="float" office:value="0.245743875373893" calcext:value-type="float">
            <text:p>0.2457438754</text:p>
          </table:table-cell>
          <table:table-cell table:formula="of:=[.L27]/[.H27]/[.H27]" office:value-type="float" office:value="0.152296052266323" calcext:value-type="float">
            <text:p>0.1522960523</text:p>
          </table:table-cell>
          <table:table-cell table:formula="of:=[.B27]" office:value-type="float" office:value="1.25" calcext:value-type="float">
            <text:p>1.25</text:p>
          </table:table-cell>
          <table:table-cell table:formula="of:=[.I27]-[.J27]" office:value-type="float" office:value="0.232289275936542" calcext:value-type="float">
            <text:p>0.2322892759</text:p>
          </table:table-cell>
          <table:table-cell table:formula="of:=[.M27]-[.N27]" office:value-type="float" office:value="0.09344782310757" calcext:value-type="float">
            <text:p>0.0934478231</text:p>
          </table:table-cell>
          <table:table-cell table:formula="of:=SQRT([.Q27]*[.Q27]+[.P27]*[.P27])" office:value-type="float" office:value="0.250381315913681" calcext:value-type="float">
            <text:p>0.2503813159</text:p>
          </table:table-cell>
        </table:table-row>
        <table:table-row table:style-name="ro1">
          <table:table-cell/>
          <table:table-cell table:formula="of:=[.B27]+[.$B$23]" office:value-type="float" office:value="1.5" calcext:value-type="float">
            <text:p>1.5</text:p>
          </table:table-cell>
          <table:table-cell table:formula="of:=ATAN2([.B28];[.$C$18])" office:value-type="float" office:value="0.558965419272909" calcext:value-type="float">
            <text:p>0.5589654193</text:p>
          </table:table-cell>
          <table:table-cell table:formula="of:=ATAN2([.B28];[.$C$19])" office:value-type="float" office:value="0.927711663878017" calcext:value-type="float">
            <text:p>0.9277116639</text:p>
          </table:table-cell>
          <table:table-cell table:formula="of:=COS([.C28])" office:value-type="float" office:value="0.847804212485447" calcext:value-type="float">
            <text:p>0.8478042125</text:p>
          </table:table-cell>
          <table:table-cell table:formula="of:=COS([.D28])" office:value-type="float" office:value="0.599666791280357" calcext:value-type="float">
            <text:p>0.5996667913</text:p>
          </table:table-cell>
          <table:table-cell table:formula="of:=[.B28]/[.E28]" office:value-type="float" office:value="1.76927641772687" calcext:value-type="float">
            <text:p>1.7692764177</text:p>
          </table:table-cell>
          <table:table-cell table:formula="of:=[.B28]/[.F28]" office:value-type="float" office:value="2.50138914112174" calcext:value-type="float">
            <text:p>2.5013891411</text:p>
          </table:table-cell>
          <table:table-cell table:formula="of:=[.E28]/[.G28]/[.G28]" office:value-type="float" office:value="0.27083462878063" calcext:value-type="float">
            <text:p>0.2708346288</text:p>
          </table:table-cell>
          <table:table-cell table:formula="of:=[.F28]/[.H28]/[.H28]" office:value-type="float" office:value="0.0958401486205694" calcext:value-type="float">
            <text:p>0.0958401486</text:p>
          </table:table-cell>
          <table:table-cell table:formula="of:=SIN([.C28])" office:value-type="float" office:value="0.530309359988989" calcext:value-type="float">
            <text:p>0.53030936</text:p>
          </table:table-cell>
          <table:table-cell table:formula="of:=SIN([.D28])" office:value-type="float" office:value="0.800249798147754" calcext:value-type="float">
            <text:p>0.8002497981</text:p>
          </table:table-cell>
          <table:table-cell table:formula="of:=[.K28]/[.G28]/[.G28]" office:value-type="float" office:value="0.169409560056859" calcext:value-type="float">
            <text:p>0.1694095601</text:p>
          </table:table-cell>
          <table:table-cell table:formula="of:=[.L28]/[.H28]/[.H28]" office:value-type="float" office:value="0.127897793746935" calcext:value-type="float">
            <text:p>0.1278977937</text:p>
          </table:table-cell>
          <table:table-cell table:formula="of:=[.B28]" office:value-type="float" office:value="1.5" calcext:value-type="float">
            <text:p>1.5</text:p>
          </table:table-cell>
          <table:table-cell table:formula="of:=[.I28]-[.J28]" office:value-type="float" office:value="0.174994480160061" calcext:value-type="float">
            <text:p>0.1749944802</text:p>
          </table:table-cell>
          <table:table-cell table:formula="of:=[.M28]-[.N28]" office:value-type="float" office:value="0.0415117663099238" calcext:value-type="float">
            <text:p>0.0415117663</text:p>
          </table:table-cell>
          <table:table-cell table:formula="of:=SQRT([.Q28]*[.Q28]+[.P28]*[.P28])" office:value-type="float" office:value="0.179850757097822" calcext:value-type="float">
            <text:p>0.1798507571</text:p>
          </table:table-cell>
        </table:table-row>
        <table:table-row table:style-name="ro1">
          <table:table-cell/>
          <table:table-cell table:formula="of:=[.B28]+[.$B$23]" office:value-type="float" office:value="1.75" calcext:value-type="float">
            <text:p>1.75</text:p>
          </table:table-cell>
          <table:table-cell table:formula="of:=ATAN2([.B29];[.$C$18])" office:value-type="float" office:value="0.492148264455059" calcext:value-type="float">
            <text:p>0.4921482645</text:p>
          </table:table-cell>
          <table:table-cell table:formula="of:=ATAN2([.B29];[.$C$19])" office:value-type="float" office:value="0.852396313508432" calcext:value-type="float">
            <text:p>0.8523963135</text:p>
          </table:table-cell>
          <table:table-cell table:formula="of:=COS([.C29])" office:value-type="float" office:value="0.88131979452058" calcext:value-type="float">
            <text:p>0.8813197945</text:p>
          </table:table-cell>
          <table:table-cell table:formula="of:=COS([.D29])" office:value-type="float" office:value="0.658180949308725" calcext:value-type="float">
            <text:p>0.6581809493</text:p>
          </table:table-cell>
          <table:table-cell table:formula="of:=[.B29]/[.E29]" office:value-type="float" office:value="1.98565833977661" calcext:value-type="float">
            <text:p>1.9856583398</text:p>
          </table:table-cell>
          <table:table-cell table:formula="of:=[.B29]/[.F29]" office:value-type="float" office:value="2.65884328897394" calcext:value-type="float">
            <text:p>2.658843289</text:p>
          </table:table-cell>
          <table:table-cell table:formula="of:=[.E29]/[.G29]/[.G29]" office:value-type="float" office:value="0.223524162427137" calcext:value-type="float">
            <text:p>0.2235241624</text:p>
          </table:table-cell>
          <table:table-cell table:formula="of:=[.F29]/[.H29]/[.H29]" office:value-type="float" office:value="0.0931021747753239" calcext:value-type="float">
            <text:p>0.0931021748</text:p>
          </table:table-cell>
          <table:table-cell table:formula="of:=SIN([.C29])" office:value-type="float" office:value="0.472520285052614" calcext:value-type="float">
            <text:p>0.4725202851</text:p>
          </table:table-cell>
          <table:table-cell table:formula="of:=SIN([.D29])" office:value-type="float" office:value="0.752859773109883" calcext:value-type="float">
            <text:p>0.7528597731</text:p>
          </table:table-cell>
          <table:table-cell table:formula="of:=[.K29]/[.G29]/[.G29]" office:value-type="float" office:value="0.119842651444896" calcext:value-type="float">
            <text:p>0.1198426514</text:p>
          </table:table-cell>
          <table:table-cell table:formula="of:=[.L29]/[.H29]/[.H29]" office:value-type="float" office:value="0.106494851075535" calcext:value-type="float">
            <text:p>0.1064948511</text:p>
          </table:table-cell>
          <table:table-cell table:formula="of:=[.B29]" office:value-type="float" office:value="1.75" calcext:value-type="float">
            <text:p>1.75</text:p>
          </table:table-cell>
          <table:table-cell table:formula="of:=[.I29]-[.J29]" office:value-type="float" office:value="0.130421987651813" calcext:value-type="float">
            <text:p>0.1304219877</text:p>
          </table:table-cell>
          <table:table-cell table:formula="of:=[.M29]-[.N29]" office:value-type="float" office:value="0.0133478003693612" calcext:value-type="float">
            <text:p>0.0133478004</text:p>
          </table:table-cell>
          <table:table-cell table:formula="of:=SQRT([.Q29]*[.Q29]+[.P29]*[.P29])" office:value-type="float" office:value="0.131103236564739" calcext:value-type="float">
            <text:p>0.1311032366</text:p>
          </table:table-cell>
        </table:table-row>
        <table:table-row table:style-name="ro1">
          <table:table-cell/>
          <table:table-cell table:formula="of:=[.B29]+[.$B$23]" office:value-type="float" office:value="2" calcext:value-type="float">
            <text:p>2</text:p>
          </table:table-cell>
          <table:table-cell table:formula="of:=ATAN2([.B30];[.$C$18])" office:value-type="float" office:value="0.438649635193673" calcext:value-type="float">
            <text:p>0.4386496352</text:p>
          </table:table-cell>
          <table:table-cell table:formula="of:=ATAN2([.B30];[.$C$19])" office:value-type="float" office:value="0.785832013880179" calcext:value-type="float">
            <text:p>0.7858320139</text:p>
          </table:table-cell>
          <table:table-cell table:formula="of:=COS([.C30])" office:value-type="float" office:value="0.905326011807943" calcext:value-type="float">
            <text:p>0.9053260118</text:p>
          </table:table-cell>
          <table:table-cell table:formula="of:=COS([.D30])" office:value-type="float" office:value="0.706799936029787" calcext:value-type="float">
            <text:p>0.706799936</text:p>
          </table:table-cell>
          <table:table-cell table:formula="of:=[.B30]/[.E30]" office:value-type="float" office:value="2.20914894072908" calcext:value-type="float">
            <text:p>2.2091489407</text:p>
          </table:table-cell>
          <table:table-cell table:formula="of:=[.B30]/[.F30]" office:value-type="float" office:value="2.82965503821963" calcext:value-type="float">
            <text:p>2.8296550382</text:p>
          </table:table-cell>
          <table:table-cell table:formula="of:=[.E30]/[.G30]/[.G30]" office:value-type="float" office:value="0.185504737264473" calcext:value-type="float">
            <text:p>0.1855047373</text:p>
          </table:table-cell>
          <table:table-cell table:formula="of:=[.F30]/[.H30]/[.H30]" office:value-type="float" office:value="0.088273330639983" calcext:value-type="float">
            <text:p>0.0882733306</text:p>
          </table:table-cell>
          <table:table-cell table:formula="of:=SIN([.C30])" office:value-type="float" office:value="0.42471733228575" calcext:value-type="float">
            <text:p>0.4247173323</text:p>
          </table:table-cell>
          <table:table-cell table:formula="of:=SIN([.D30])" office:value-type="float" office:value="0.707413493247259" calcext:value-type="float">
            <text:p>0.7074134932</text:p>
          </table:table-cell>
          <table:table-cell table:formula="of:=[.K30]/[.G30]/[.G30]" office:value-type="float" office:value="0.0870261940005432" calcext:value-type="float">
            <text:p>0.087026194</text:p>
          </table:table-cell>
          <table:table-cell table:formula="of:=[.L30]/[.H30]/[.H30]" office:value-type="float" office:value="0.0883499587441516" calcext:value-type="float">
            <text:p>0.0883499587</text:p>
          </table:table-cell>
          <table:table-cell table:formula="of:=[.B30]" office:value-type="float" office:value="2" calcext:value-type="float">
            <text:p>2</text:p>
          </table:table-cell>
          <table:table-cell table:formula="of:=[.I30]-[.J30]" office:value-type="float" office:value="0.0972314066244905" calcext:value-type="float">
            <text:p>0.0972314066</text:p>
          </table:table-cell>
          <table:table-cell table:formula="of:=[.M30]-[.N30]" office:value-type="float" office:value="-0.00132376474360836" calcext:value-type="float">
            <text:p>-0.0013237647</text:p>
          </table:table-cell>
          <table:table-cell table:formula="of:=SQRT([.Q30]*[.Q30]+[.P30]*[.P30])" office:value-type="float" office:value="0.0972404174573178" calcext:value-type="float">
            <text:p>0.0972404175</text:p>
          </table:table-cell>
        </table:table-row>
        <table:table-row table:style-name="ro1">
          <table:table-cell/>
          <table:table-cell table:formula="of:=[.B30]+[.$B$23]" office:value-type="float" office:value="2.25" calcext:value-type="float">
            <text:p>2.25</text:p>
          </table:table-cell>
          <table:table-cell table:formula="of:=ATAN2([.B31];[.$C$18])" office:value-type="float" office:value="0.395080351473922" calcext:value-type="float">
            <text:p>0.3950803515</text:p>
          </table:table-cell>
          <table:table-cell table:formula="of:=ATAN2([.B31];[.$C$19])" office:value-type="float" office:value="0.727073221009358" calcext:value-type="float">
            <text:p>0.727073221</text:p>
          </table:table-cell>
          <table:table-cell table:formula="of:=COS([.C31])" office:value-type="float" office:value="0.922965641478404" calcext:value-type="float">
            <text:p>0.9229656415</text:p>
          </table:table-cell>
          <table:table-cell table:formula="of:=COS([.D31])" office:value-type="float" office:value="0.74712298800277" calcext:value-type="float">
            <text:p>0.747122988</text:p>
          </table:table-cell>
          <table:table-cell table:formula="of:=[.B31]/[.E31]" office:value-type="float" office:value="2.43779388840083" calcext:value-type="float">
            <text:p>2.4377938884</text:p>
          </table:table-cell>
          <table:table-cell table:formula="of:=[.B31]/[.F31]" office:value-type="float" office:value="3.01155236303833" calcext:value-type="float">
            <text:p>3.011552363</text:p>
          </table:table-cell>
          <table:table-cell table:formula="of:=[.E31]/[.G31]/[.G31]" office:value-type="float" office:value="0.155307191546855" calcext:value-type="float">
            <text:p>0.1553071915</text:p>
          </table:table-cell>
          <table:table-cell table:formula="of:=[.F31]/[.H31]/[.H31]" office:value-type="float" office:value="0.0823780033850171" calcext:value-type="float">
            <text:p>0.0823780034</text:p>
          </table:table-cell>
          <table:table-cell table:formula="of:=SIN([.C31])" office:value-type="float" office:value="0.384882351700307" calcext:value-type="float">
            <text:p>0.3848823517</text:p>
          </table:table-cell>
          <table:table-cell table:formula="of:=SIN([.D31])" office:value-type="float" office:value="0.664685821119883" calcext:value-type="float">
            <text:p>0.6646858211</text:p>
          </table:table-cell>
          <table:table-cell table:formula="of:=[.K31]/[.G31]/[.G31]" office:value-type="float" office:value="0.0647640545132059" calcext:value-type="float">
            <text:p>0.0647640545</text:p>
          </table:table-cell>
          <table:table-cell table:formula="of:=[.L31]/[.H31]/[.H31]" office:value-type="float" office:value="0.0732884567888353" calcext:value-type="float">
            <text:p>0.0732884568</text:p>
          </table:table-cell>
          <table:table-cell table:formula="of:=[.B31]" office:value-type="float" office:value="2.25" calcext:value-type="float">
            <text:p>2.25</text:p>
          </table:table-cell>
          <table:table-cell table:formula="of:=[.I31]-[.J31]" office:value-type="float" office:value="0.0729291881618375" calcext:value-type="float">
            <text:p>0.0729291882</text:p>
          </table:table-cell>
          <table:table-cell table:formula="of:=[.M31]-[.N31]" office:value-type="float" office:value="-0.00852440227562942" calcext:value-type="float">
            <text:p>-0.0085244023</text:p>
          </table:table-cell>
          <table:table-cell table:formula="of:=SQRT([.Q31]*[.Q31]+[.P31]*[.P31])" office:value-type="float" office:value="0.0734256897829462" calcext:value-type="float">
            <text:p>0.0734256898</text:p>
          </table:table-cell>
        </table:table-row>
        <table:table-row table:style-name="ro1">
          <table:table-cell/>
          <table:table-cell table:formula="of:=[.B31]+[.$B$23]" office:value-type="float" office:value="2.5" calcext:value-type="float">
            <text:p>2.5</text:p>
          </table:table-cell>
          <table:table-cell table:formula="of:=ATAN2([.B32];[.$C$18])" office:value-type="float" office:value="0.359038512195469" calcext:value-type="float">
            <text:p>0.3590385122</text:p>
          </table:table-cell>
          <table:table-cell table:formula="of:=ATAN2([.B32];[.$C$19])" office:value-type="float" office:value="0.67516425130251" calcext:value-type="float">
            <text:p>0.6751642513</text:p>
          </table:table-cell>
          <table:table-cell table:formula="of:=COS([.C32])" office:value-type="float" office:value="0.936235098405899" calcext:value-type="float">
            <text:p>0.9362350984</text:p>
          </table:table-cell>
          <table:table-cell table:formula="of:=COS([.D32])" office:value-type="float" office:value="0.780604300403554" calcext:value-type="float">
            <text:p>0.7806043004</text:p>
          </table:table-cell>
          <table:table-cell table:formula="of:=[.B32]/[.E32]" office:value-type="float" office:value="2.67026946998321" calcext:value-type="float">
            <text:p>2.67026947</text:p>
          </table:table-cell>
          <table:table-cell table:formula="of:=[.B32]/[.F32]" office:value-type="float" office:value="3.20264697325849" calcext:value-type="float">
            <text:p>3.2026469733</text:p>
          </table:table-cell>
          <table:table-cell table:formula="of:=[.E32]/[.G32]/[.G32]" office:value-type="float" office:value="0.131303026805398" calcext:value-type="float">
            <text:p>0.1313030268</text:p>
          </table:table-cell>
          <table:table-cell table:formula="of:=[.F32]/[.H32]/[.H32]" office:value-type="float" office:value="0.0761049318137683" calcext:value-type="float">
            <text:p>0.0761049318</text:p>
          </table:table-cell>
          <table:table-cell table:formula="of:=SIN([.C32])" office:value-type="float" office:value="0.351374217199976" calcext:value-type="float">
            <text:p>0.3513742172</text:p>
          </table:table-cell>
          <table:table-cell table:formula="of:=SIN([.D32])" office:value-type="float" office:value="0.625025540431332" calcext:value-type="float">
            <text:p>0.6250255404</text:p>
          </table:table-cell>
          <table:table-cell table:formula="of:=[.K32]/[.G32]/[.G32]" office:value-type="float" office:value="0.0492787531019607" calcext:value-type="float">
            <text:p>0.0492787531</text:p>
          </table:table-cell>
          <table:table-cell table:formula="of:=[.L32]/[.H32]/[.H32]" office:value-type="float" office:value="0.0609367974424416" calcext:value-type="float">
            <text:p>0.0609367974</text:p>
          </table:table-cell>
          <table:table-cell table:formula="of:=[.B32]" office:value-type="float" office:value="2.5" calcext:value-type="float">
            <text:p>2.5</text:p>
          </table:table-cell>
          <table:table-cell table:formula="of:=[.I32]-[.J32]" office:value-type="float" office:value="0.0551980949916298" calcext:value-type="float">
            <text:p>0.055198095</text:p>
          </table:table-cell>
          <table:table-cell table:formula="of:=[.M32]-[.N32]" office:value-type="float" office:value="-0.0116580443404809" calcext:value-type="float">
            <text:p>-0.0116580443</text:p>
          </table:table-cell>
          <table:table-cell table:formula="of:=SQRT([.Q32]*[.Q32]+[.P32]*[.P32])" office:value-type="float" office:value="0.0564157751745875" calcext:value-type="float">
            <text:p>0.0564157752</text:p>
          </table:table-cell>
        </table:table-row>
        <table:table-row table:style-name="ro1">
          <table:table-cell/>
          <table:table-cell table:formula="of:=[.B32]+[.$B$23]" office:value-type="float" office:value="2.75" calcext:value-type="float">
            <text:p>2.75</text:p>
          </table:table-cell>
          <table:table-cell table:formula="of:=ATAN2([.B33];[.$C$18])" office:value-type="float" office:value="0.328801991034193" calcext:value-type="float">
            <text:p>0.328801991</text:p>
          </table:table-cell>
          <table:table-cell table:formula="of:=ATAN2([.B33];[.$C$19])" office:value-type="float" office:value="0.629209085840995" calcext:value-type="float">
            <text:p>0.6292090858</text:p>
          </table:table-cell>
          <table:table-cell table:formula="of:=COS([.C33])" office:value-type="float" office:value="0.946429870996892" calcext:value-type="float">
            <text:p>0.946429871</text:p>
          </table:table-cell>
          <table:table-cell table:formula="of:=COS([.D33])" office:value-type="float" office:value="0.808493218465478" calcext:value-type="float">
            <text:p>0.8084932185</text:p>
          </table:table-cell>
          <table:table-cell table:formula="of:=[.B33]/[.E33]" office:value-type="float" office:value="2.90565638751805" calcext:value-type="float">
            <text:p>2.9056563875</text:p>
          </table:table-cell>
          <table:table-cell table:formula="of:=[.B33]/[.F33]" office:value-type="float" office:value="3.40138907438149" calcext:value-type="float">
            <text:p>3.4013890744</text:p>
          </table:table-cell>
          <table:table-cell table:formula="of:=[.E33]/[.G33]/[.G33]" office:value-type="float" office:value="0.112098532999668" calcext:value-type="float">
            <text:p>0.112098533</text:p>
          </table:table-cell>
          <table:table-cell table:formula="of:=[.F33]/[.H33]/[.H33]" office:value-type="float" office:value="0.069881747508596" calcext:value-type="float">
            <text:p>0.0698817475</text:p>
          </table:table-cell>
          <table:table-cell table:formula="of:=SIN([.C33])" office:value-type="float" office:value="0.322909428919017" calcext:value-type="float">
            <text:p>0.3229094289</text:p>
          </table:table-cell>
          <table:table-cell table:formula="of:=SIN([.D33])" office:value-type="float" office:value="0.588505493343379" calcext:value-type="float">
            <text:p>0.5885054933</text:p>
          </table:table-cell>
          <table:table-cell table:formula="of:=[.K33]/[.G33]/[.G33]" office:value-type="float" office:value="0.0382465456584277" calcext:value-type="float">
            <text:p>0.0382465457</text:p>
          </table:table-cell>
          <table:table-cell table:formula="of:=[.L33]/[.H33]/[.H33]" office:value-type="float" office:value="0.0508672074841897" calcext:value-type="float">
            <text:p>0.0508672075</text:p>
          </table:table-cell>
          <table:table-cell table:formula="of:=[.B33]" office:value-type="float" office:value="2.75" calcext:value-type="float">
            <text:p>2.75</text:p>
          </table:table-cell>
          <table:table-cell table:formula="of:=[.I33]-[.J33]" office:value-type="float" office:value="0.0422167854910724" calcext:value-type="float">
            <text:p>0.0422167855</text:p>
          </table:table-cell>
          <table:table-cell table:formula="of:=[.M33]-[.N33]" office:value-type="float" office:value="-0.012620661825762" calcext:value-type="float">
            <text:p>-0.0126206618</text:p>
          </table:table-cell>
          <table:table-cell table:formula="of:=SQRT([.Q33]*[.Q33]+[.P33]*[.P33])" office:value-type="float" office:value="0.0440628878095781" calcext:value-type="float">
            <text:p>0.0440628878</text:p>
          </table:table-cell>
        </table:table-row>
        <table:table-row table:style-name="ro1">
          <table:table-cell/>
          <table:table-cell table:formula="of:=[.B33]+[.$B$23]" office:value-type="float" office:value="3" calcext:value-type="float">
            <text:p>3</text:p>
          </table:table-cell>
          <table:table-cell table:formula="of:=ATAN2([.B34];[.$C$18])" office:value-type="float" office:value="0.303116813894925" calcext:value-type="float">
            <text:p>0.3031168139</text:p>
          </table:table-cell>
          <table:table-cell table:formula="of:=ATAN2([.B34];[.$C$19])" office:value-type="float" office:value="0.588403147756994" calcext:value-type="float">
            <text:p>0.5884031478</text:p>
          </table:table-cell>
          <table:table-cell table:formula="of:=COS([.C34])" office:value-type="float" office:value="0.954410768812376" calcext:value-type="float">
            <text:p>0.9544107688</text:p>
          </table:table-cell>
          <table:table-cell table:formula="of:=COS([.D34])" office:value-type="float" office:value="0.831828045646949" calcext:value-type="float">
            <text:p>0.8318280456</text:p>
          </table:table-cell>
          <table:table-cell table:formula="of:=[.B34]/[.E34]" office:value-type="float" office:value="3.14330066050393" calcext:value-type="float">
            <text:p>3.1433006605</text:p>
          </table:table-cell>
          <table:table-cell table:formula="of:=[.B34]/[.F34]" office:value-type="float" office:value="3.60651461044063" calcext:value-type="float">
            <text:p>3.6065146104</text:p>
          </table:table-cell>
          <table:table-cell table:formula="of:=[.E34]/[.G34]/[.G34]" office:value-type="float" office:value="0.0965969654203125" calcext:value-type="float">
            <text:p>0.0965969654</text:p>
          </table:table-cell>
          <table:table-cell table:formula="of:=[.F34]/[.H34]/[.H34]" office:value-type="float" office:value="0.0639525943341258" calcext:value-type="float">
            <text:p>0.0639525943</text:p>
          </table:table-cell>
          <table:table-cell table:formula="of:=SIN([.C34])" office:value-type="float" office:value="0.298496372465345" calcext:value-type="float">
            <text:p>0.2984963725</text:p>
          </table:table-cell>
          <table:table-cell table:formula="of:=SIN([.D34])" office:value-type="float" office:value="0.55503342464682" calcext:value-type="float">
            <text:p>0.5550334246</text:p>
          </table:table-cell>
          <table:table-cell table:formula="of:=[.K34]/[.G34]/[.G34]" office:value-type="float" office:value="0.0302111467214512" calcext:value-type="float">
            <text:p>0.0302111467</text:p>
          </table:table-cell>
          <table:table-cell table:formula="of:=[.L34]/[.H34]/[.H34]" office:value-type="float" office:value="0.0426720734340136" calcext:value-type="float">
            <text:p>0.0426720734</text:p>
          </table:table-cell>
          <table:table-cell table:formula="of:=[.B34]" office:value-type="float" office:value="3" calcext:value-type="float">
            <text:p>3</text:p>
          </table:table-cell>
          <table:table-cell table:formula="of:=[.I34]-[.J34]" office:value-type="float" office:value="0.0326443710861867" calcext:value-type="float">
            <text:p>0.0326443711</text:p>
          </table:table-cell>
          <table:table-cell table:formula="of:=[.M34]-[.N34]" office:value-type="float" office:value="-0.0124609267125625" calcext:value-type="float">
            <text:p>-0.0124609267</text:p>
          </table:table-cell>
          <table:table-cell table:formula="of:=SQRT([.Q34]*[.Q34]+[.P34]*[.P34])" office:value-type="float" office:value="0.0349418038765676" calcext:value-type="float">
            <text:p>0.0349418039</text:p>
          </table:table-cell>
        </table:table-row>
        <table:table-row table:style-name="ro1">
          <table:table-cell/>
          <table:table-cell table:formula="of:=[.B34]+[.$B$23]" office:value-type="float" office:value="3.25" calcext:value-type="float">
            <text:p>3.25</text:p>
          </table:table-cell>
          <table:table-cell table:formula="of:=ATAN2([.B35];[.$C$18])" office:value-type="float" office:value="0.28105468571035" calcext:value-type="float">
            <text:p>0.2810546857</text:p>
          </table:table-cell>
          <table:table-cell table:formula="of:=ATAN2([.B35];[.$C$19])" office:value-type="float" office:value="0.552042358271844" calcext:value-type="float">
            <text:p>0.5520423583</text:p>
          </table:table-cell>
          <table:table-cell table:formula="of:=COS([.C35])" office:value-type="float" office:value="0.960763435490592" calcext:value-type="float">
            <text:p>0.9607634355</text:p>
          </table:table-cell>
          <table:table-cell table:formula="of:=COS([.D35])" office:value-type="float" office:value="0.851455230179886" calcext:value-type="float">
            <text:p>0.8514552302</text:p>
          </table:table-cell>
          <table:table-cell table:formula="of:=[.B35]/[.E35]" office:value-type="float" office:value="3.38272656925215" calcext:value-type="float">
            <text:p>3.3827265693</text:p>
          </table:table-cell>
          <table:table-cell table:formula="of:=[.B35]/[.F35]" office:value-type="float" office:value="3.8169945815159" calcext:value-type="float">
            <text:p>3.8169945815</text:p>
          </table:table-cell>
          <table:table-cell table:formula="of:=[.E35]/[.G35]/[.G35]" office:value-type="float" office:value="0.0839619811077435" calcext:value-type="float">
            <text:p>0.0839619811</text:p>
          </table:table-cell>
          <table:table-cell table:formula="of:=[.F35]/[.H35]/[.H35]" office:value-type="float" office:value="0.058441146946137" calcext:value-type="float">
            <text:p>0.0584411469</text:p>
          </table:table-cell>
          <table:table-cell table:formula="of:=SIN([.C35])" office:value-type="float" office:value="0.277369106110097" calcext:value-type="float">
            <text:p>0.2773691061</text:p>
          </table:table-cell>
          <table:table-cell table:formula="of:=SIN([.D35])" office:value-type="float" office:value="0.524427298106532" calcext:value-type="float">
            <text:p>0.5244272981</text:p>
          </table:table-cell>
          <table:table-cell table:formula="of:=[.K35]/[.G35]/[.G35]" office:value-type="float" office:value="0.0242395357554339" calcext:value-type="float">
            <text:p>0.0242395358</text:p>
          </table:table-cell>
          <table:table-cell table:formula="of:=[.L35]/[.H35]/[.H35]" office:value-type="float" office:value="0.0359950020915773" calcext:value-type="float">
            <text:p>0.0359950021</text:p>
          </table:table-cell>
          <table:table-cell table:formula="of:=[.B35]" office:value-type="float" office:value="3.25" calcext:value-type="float">
            <text:p>3.25</text:p>
          </table:table-cell>
          <table:table-cell table:formula="of:=[.I35]-[.J35]" office:value-type="float" office:value="0.0255208341616065" calcext:value-type="float">
            <text:p>0.0255208342</text:p>
          </table:table-cell>
          <table:table-cell table:formula="of:=[.M35]-[.N35]" office:value-type="float" office:value="-0.0117554663361434" calcext:value-type="float">
            <text:p>-0.0117554663</text:p>
          </table:table-cell>
          <table:table-cell table:formula="of:=SQRT([.Q35]*[.Q35]+[.P35]*[.P35])" office:value-type="float" office:value="0.0280981131943841" calcext:value-type="float">
            <text:p>0.0280981132</text:p>
          </table:table-cell>
        </table:table-row>
        <table:table-row table:style-name="ro1">
          <table:table-cell/>
          <table:table-cell table:formula="of:=[.B35]+[.$B$23]" office:value-type="float" office:value="3.5" calcext:value-type="float">
            <text:p>3.5</text:p>
          </table:table-cell>
          <table:table-cell table:formula="of:=ATAN2([.B36];[.$C$18])" office:value-type="float" office:value="0.261917122615107" calcext:value-type="float">
            <text:p>0.2619171226</text:p>
          </table:table-cell>
          <table:table-cell table:formula="of:=ATAN2([.B36];[.$C$19])" office:value-type="float" office:value="0.519519975477624" calcext:value-type="float">
            <text:p>0.5195199755</text:p>
          </table:table-cell>
          <table:table-cell table:formula="of:=COS([.C36])" office:value-type="float" office:value="0.965895347581913" calcext:value-type="float">
            <text:p>0.9658953476</text:p>
          </table:table-cell>
          <table:table-cell table:formula="of:=COS([.D36])" office:value-type="float" office:value="0.868057594336354" calcext:value-type="float">
            <text:p>0.8680575943</text:p>
          </table:table-cell>
          <table:table-cell table:formula="of:=[.B36]/[.E36]" office:value-type="float" office:value="3.62358096947266" calcext:value-type="float">
            <text:p>3.6235809695</text:p>
          </table:table-cell>
          <table:table-cell table:formula="of:=[.B36]/[.F36]" office:value-type="float" office:value="4.03199053016271" calcext:value-type="float">
            <text:p>4.0319905302</text:p>
          </table:table-cell>
          <table:table-cell table:formula="of:=[.E36]/[.G36]/[.G36]" office:value-type="float" office:value="0.0735621025830666" calcext:value-type="float">
            <text:p>0.0735621026</text:p>
          </table:table-cell>
          <table:table-cell table:formula="of:=[.F36]/[.H36]/[.H36]" office:value-type="float" office:value="0.0533960995513272" calcext:value-type="float">
            <text:p>0.0533960996</text:p>
          </table:table-cell>
          <table:table-cell table:formula="of:=SIN([.C36])" office:value-type="float" office:value="0.258932766407836" calcext:value-type="float">
            <text:p>0.2589327664</text:p>
          </table:table-cell>
          <table:table-cell table:formula="of:=SIN([.D36])" office:value-type="float" office:value="0.496463506126062" calcext:value-type="float">
            <text:p>0.4964635061</text:p>
          </table:table-cell>
          <table:table-cell table:formula="of:=[.K36]/[.G36]/[.G36]" office:value-type="float" office:value="0.0197201889131111" calcext:value-type="float">
            <text:p>0.0197201889</text:p>
          </table:table-cell>
          <table:table-cell table:formula="of:=[.L36]/[.H36]/[.H36]" office:value-type="float" office:value="0.0305385437206789" calcext:value-type="float">
            <text:p>0.0305385437</text:p>
          </table:table-cell>
          <table:table-cell table:formula="of:=[.B36]" office:value-type="float" office:value="3.5" calcext:value-type="float">
            <text:p>3.5</text:p>
          </table:table-cell>
          <table:table-cell table:formula="of:=[.I36]-[.J36]" office:value-type="float" office:value="0.0201660030317394" calcext:value-type="float">
            <text:p>0.020166003</text:p>
          </table:table-cell>
          <table:table-cell table:formula="of:=[.M36]-[.N36]" office:value-type="float" office:value="-0.0108183548075678" calcext:value-type="float">
            <text:p>-0.0108183548</text:p>
          </table:table-cell>
          <table:table-cell table:formula="of:=SQRT([.Q36]*[.Q36]+[.P36]*[.P36])" office:value-type="float" office:value="0.0228845904271531" calcext:value-type="float">
            <text:p>0.0228845904</text:p>
          </table:table-cell>
        </table:table-row>
        <table:table-row table:style-name="ro1">
          <table:table-cell/>
          <table:table-cell table:formula="of:=[.B36]+[.$B$23]" office:value-type="float" office:value="3.75" calcext:value-type="float">
            <text:p>3.75</text:p>
          </table:table-cell>
          <table:table-cell table:formula="of:=ATAN2([.B37];[.$C$18])" office:value-type="float" office:value="0.245170363986237" calcext:value-type="float">
            <text:p>0.245170364</text:p>
          </table:table-cell>
          <table:table-cell table:formula="of:=ATAN2([.B37];[.$C$19])" office:value-type="float" office:value="0.490317704420757" calcext:value-type="float">
            <text:p>0.4903177044</text:p>
          </table:table-cell>
          <table:table-cell table:formula="of:=COS([.C37])" office:value-type="float" office:value="0.970095988031879" calcext:value-type="float">
            <text:p>0.970095988</text:p>
          </table:table-cell>
          <table:table-cell table:formula="of:=COS([.D37])" office:value-type="float" office:value="0.882183294157824" calcext:value-type="float">
            <text:p>0.8821832942</text:p>
          </table:table-cell>
          <table:table-cell table:formula="of:=[.B37]/[.E37]" office:value-type="float" office:value="3.86559685460401" calcext:value-type="float">
            <text:p>3.8655968546</text:p>
          </table:table-cell>
          <table:table-cell table:formula="of:=[.B37]/[.F37]" office:value-type="float" office:value="4.25081729027745" calcext:value-type="float">
            <text:p>4.2508172903</text:p>
          </table:table-cell>
          <table:table-cell table:formula="of:=[.E37]/[.G37]/[.G37]" office:value-type="float" office:value="0.064920460247491" calcext:value-type="float">
            <text:p>0.0649204602</text:p>
          </table:table-cell>
          <table:table-cell table:formula="of:=[.F37]/[.H37]/[.H37]" office:value-type="float" office:value="0.0488218185725474" calcext:value-type="float">
            <text:p>0.0488218186</text:p>
          </table:table-cell>
          <table:table-cell table:formula="of:=SIN([.C37])" office:value-type="float" office:value="0.242721597729689" calcext:value-type="float">
            <text:p>0.2427215977</text:p>
          </table:table-cell>
          <table:table-cell table:formula="of:=SIN([.D37])" office:value-type="float" office:value="0.470906185464631" calcext:value-type="float">
            <text:p>0.4709061855</text:p>
          </table:table-cell>
          <table:table-cell table:formula="of:=[.K37]/[.G37]/[.G37]" office:value-type="float" office:value="0.0162433388355586" calcext:value-type="float">
            <text:p>0.0162433388</text:p>
          </table:table-cell>
          <table:table-cell table:formula="of:=[.L37]/[.H37]/[.H37]" office:value-type="float" office:value="0.0260609065074084" calcext:value-type="float">
            <text:p>0.0260609065</text:p>
          </table:table-cell>
          <table:table-cell table:formula="of:=[.B37]" office:value-type="float" office:value="3.75" calcext:value-type="float">
            <text:p>3.75</text:p>
          </table:table-cell>
          <table:table-cell table:formula="of:=[.I37]-[.J37]" office:value-type="float" office:value="0.0160986416749436" calcext:value-type="float">
            <text:p>0.0160986417</text:p>
          </table:table-cell>
          <table:table-cell table:formula="of:=[.M37]-[.N37]" office:value-type="float" office:value="-0.00981756767184979" calcext:value-type="float">
            <text:p>-0.0098175677</text:p>
          </table:table-cell>
          <table:table-cell table:formula="of:=SQRT([.Q37]*[.Q37]+[.P37]*[.P37])" office:value-type="float" office:value="0.0188560573495517" calcext:value-type="float">
            <text:p>0.0188560573</text:p>
          </table:table-cell>
        </table:table-row>
        <table:table-row table:style-name="ro1" table:number-rows-repeated="5">
          <table:table-cell table:number-columns-repeated="18"/>
        </table:table-row>
        <table:table-row table:style-name="ro1">
          <table:table-cell office:value-type="string" calcext:value-type="string">
            <text:p>Mid height</text:p>
          </table:table-cell>
          <table:table-cell office:value-type="string" calcext:value-type="string">
            <text:p>Base 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rt B</text:p>
          </table:table-cell>
          <table:table-cell office:value-type="string" calcext:value-type="string">
            <text:p>Horz B</text:p>
          </table:table-cell>
          <table:table-cell office:value-type="string" calcext:value-type="string">
            <text:p>Abs B</text:p>
          </table:table-cell>
          <table:table-cell/>
          <table:table-cell office:value-type="string" calcext:value-type="string">
            <text:p>Vert B peak x</text:p>
          </table:table-cell>
          <table:table-cell office:value-type="string" calcext:value-type="string">
            <text:p>Vert B peak</text:p>
          </table:table-cell>
          <table:table-cell table:number-columns-repeated="9"/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0.87" calcext:value-type="float">
            <text:p>0.87</text:p>
          </table:table-cell>
          <table:table-cell office:value-type="float" office:value="0.25" calcext:value-type="float">
            <text:p>0.25</text:p>
          </table:table-cell>
          <table:table-cell office:value-type="float" office:value="0.242622615437389" calcext:value-type="float">
            <text:p>0.2426226154</text:p>
          </table:table-cell>
          <table:table-cell office:value-type="float" office:value="0.781030415496454" calcext:value-type="float">
            <text:p>0.7810304155</text:p>
          </table:table-cell>
          <table:table-cell office:value-type="float" office:value="0.817847322825136" calcext:value-type="float">
            <text:p>0.8178473228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37" calcext:value-type="float">
            <text:p>0.37</text:p>
          </table:table-cell>
          <table:table-cell/>
          <table:table-cell table:formula="of:=0.87*2/3" office:value-type="float" office:value="0.58" calcext:value-type="float">
            <text:p>0.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359133350601379" calcext:value-type="float">
            <text:p>0.3591333506</text:p>
          </table:table-cell>
          <table:table-cell office:value-type="float" office:value="0.552841916689041" calcext:value-type="float">
            <text:p>0.5528419167</text:p>
          </table:table-cell>
          <table:table-cell office:value-type="float" office:value="0.659250292652636" calcext:value-type="float">
            <text:p>0.659250292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0.355964256599073" calcext:value-type="float">
            <text:p>0.3559642566</text:p>
          </table:table-cell>
          <table:table-cell office:value-type="float" office:value="0.336442238884138" calcext:value-type="float">
            <text:p>0.3364422389</text:p>
          </table:table-cell>
          <table:table-cell office:value-type="float" office:value="0.489799889834106" calcext:value-type="float">
            <text:p>0.489799889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298577270773186" calcext:value-type="float">
            <text:p>0.2985772708</text:p>
          </table:table-cell>
          <table:table-cell office:value-type="float" office:value="0.185222316503523" calcext:value-type="float">
            <text:p>0.1852223165</text:p>
          </table:table-cell>
          <table:table-cell office:value-type="float" office:value="0.35136262344378" calcext:value-type="float">
            <text:p>0.351362623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.25" calcext:value-type="float">
            <text:p>1.25</text:p>
          </table:table-cell>
          <table:table-cell office:value-type="float" office:value="0.232289275936542" calcext:value-type="float">
            <text:p>0.2322892759</text:p>
          </table:table-cell>
          <table:table-cell office:value-type="float" office:value="0.09344782310757" calcext:value-type="float">
            <text:p>0.0934478231</text:p>
          </table:table-cell>
          <table:table-cell office:value-type="float" office:value="0.250381315913681" calcext:value-type="float">
            <text:p>0.250381315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174994480160061" calcext:value-type="float">
            <text:p>0.1749944802</text:p>
          </table:table-cell>
          <table:table-cell office:value-type="float" office:value="0.0415117663099238" calcext:value-type="float">
            <text:p>0.0415117663</text:p>
          </table:table-cell>
          <table:table-cell office:value-type="float" office:value="0.179850757097822" calcext:value-type="float">
            <text:p>0.179850757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.75" calcext:value-type="float">
            <text:p>1.75</text:p>
          </table:table-cell>
          <table:table-cell office:value-type="float" office:value="0.130421987651813" calcext:value-type="float">
            <text:p>0.1304219877</text:p>
          </table:table-cell>
          <table:table-cell office:value-type="float" office:value="0.0133478003693612" calcext:value-type="float">
            <text:p>0.0133478004</text:p>
          </table:table-cell>
          <table:table-cell office:value-type="float" office:value="0.131103236564739" calcext:value-type="float">
            <text:p>0.131103236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972314066244905" calcext:value-type="float">
            <text:p>0.0972314066</text:p>
          </table:table-cell>
          <table:table-cell office:value-type="float" office:value="-0.00132376474360836" calcext:value-type="float">
            <text:p>-0.0013237647</text:p>
          </table:table-cell>
          <table:table-cell office:value-type="float" office:value="0.0972404174573178" calcext:value-type="float">
            <text:p>0.097240417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.25" calcext:value-type="float">
            <text:p>2.25</text:p>
          </table:table-cell>
          <table:table-cell office:value-type="float" office:value="0.0729291881618375" calcext:value-type="float">
            <text:p>0.0729291882</text:p>
          </table:table-cell>
          <table:table-cell office:value-type="float" office:value="-0.00852440227562942" calcext:value-type="float">
            <text:p>-0.0085244023</text:p>
          </table:table-cell>
          <table:table-cell office:value-type="float" office:value="0.0734256897829462" calcext:value-type="float">
            <text:p>0.073425689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0551980949916298" calcext:value-type="float">
            <text:p>0.055198095</text:p>
          </table:table-cell>
          <table:table-cell office:value-type="float" office:value="-0.0116580443404809" calcext:value-type="float">
            <text:p>-0.0116580443</text:p>
          </table:table-cell>
          <table:table-cell office:value-type="float" office:value="0.0564157751745875" calcext:value-type="float">
            <text:p>0.056415775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.75" calcext:value-type="float">
            <text:p>2.75</text:p>
          </table:table-cell>
          <table:table-cell office:value-type="float" office:value="0.0422167854910724" calcext:value-type="float">
            <text:p>0.0422167855</text:p>
          </table:table-cell>
          <table:table-cell office:value-type="float" office:value="-0.012620661825762" calcext:value-type="float">
            <text:p>-0.0126206618</text:p>
          </table:table-cell>
          <table:table-cell office:value-type="float" office:value="0.0440628878095781" calcext:value-type="float">
            <text:p>0.044062887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326443710861867" calcext:value-type="float">
            <text:p>0.0326443711</text:p>
          </table:table-cell>
          <table:table-cell office:value-type="float" office:value="-0.0124609267125625" calcext:value-type="float">
            <text:p>-0.0124609267</text:p>
          </table:table-cell>
          <table:table-cell office:value-type="float" office:value="0.0349418038765676" calcext:value-type="float">
            <text:p>0.034941803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.25" calcext:value-type="float">
            <text:p>3.25</text:p>
          </table:table-cell>
          <table:table-cell office:value-type="float" office:value="0.0255208341616065" calcext:value-type="float">
            <text:p>0.0255208342</text:p>
          </table:table-cell>
          <table:table-cell office:value-type="float" office:value="-0.0117554663361434" calcext:value-type="float">
            <text:p>-0.0117554663</text:p>
          </table:table-cell>
          <table:table-cell office:value-type="float" office:value="0.0280981131943841" calcext:value-type="float">
            <text:p>0.028098113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0.0201660030317394" calcext:value-type="float">
            <text:p>0.020166003</text:p>
          </table:table-cell>
          <table:table-cell office:value-type="float" office:value="-0.0108183548075678" calcext:value-type="float">
            <text:p>-0.0108183548</text:p>
          </table:table-cell>
          <table:table-cell office:value-type="float" office:value="0.0228845904271531" calcext:value-type="float">
            <text:p>0.022884590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.75" calcext:value-type="float">
            <text:p>3.75</text:p>
          </table:table-cell>
          <table:table-cell office:value-type="float" office:value="0.0160986416749436" calcext:value-type="float">
            <text:p>0.0160986417</text:p>
          </table:table-cell>
          <table:table-cell office:value-type="float" office:value="-0.00981756767184979" calcext:value-type="float">
            <text:p>-0.0098175677</text:p>
          </table:table-cell>
          <table:table-cell office:value-type="float" office:value="0.0188560573495517" calcext:value-type="float">
            <text:p>0.0188560573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.5" calcext:value-type="float">
            <text:p>1.5</text:p>
          </table:table-cell>
          <table:table-cell office:value-type="float" office:value="0.25" calcext:value-type="float">
            <text:p>0.25</text:p>
          </table:table-cell>
          <table:table-cell office:value-type="float" office:value="0.0488896407668991" calcext:value-type="float">
            <text:p>0.0488896408</text:p>
          </table:table-cell>
          <table:table-cell office:value-type="float" office:value="0.249123955811074" calcext:value-type="float">
            <text:p>0.2491239558</text:p>
          </table:table-cell>
          <table:table-cell office:value-type="float" office:value="0.253875840389105" calcext:value-type="float">
            <text:p>0.25387584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/>
          <table:table-cell table:formula="of:=1/1.5" office:value-type="float" office:value="0.666666666666667" calcext:value-type="float">
            <text:p>0.66666666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0861007564515641" calcext:value-type="float">
            <text:p>0.0861007565</text:p>
          </table:table-cell>
          <table:table-cell office:value-type="float" office:value="0.214735218840666" calcext:value-type="float">
            <text:p>0.2147352188</text:p>
          </table:table-cell>
          <table:table-cell office:value-type="float" office:value="0.231353743155542" calcext:value-type="float">
            <text:p>0.231353743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0.106168997873778" calcext:value-type="float">
            <text:p>0.1061689979</text:p>
          </table:table-cell>
          <table:table-cell office:value-type="float" office:value="0.170105694159461" calcext:value-type="float">
            <text:p>0.1701056942</text:p>
          </table:table-cell>
          <table:table-cell office:value-type="float" office:value="0.200518835262412" calcext:value-type="float">
            <text:p>0.200518835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110599403323057" calcext:value-type="float">
            <text:p>0.1105994033</text:p>
          </table:table-cell>
          <table:table-cell office:value-type="float" office:value="0.125790345416361" calcext:value-type="float">
            <text:p>0.1257903454</text:p>
          </table:table-cell>
          <table:table-cell office:value-type="float" office:value="0.167497579132905" calcext:value-type="float">
            <text:p>0.167497579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.25" calcext:value-type="float">
            <text:p>1.25</text:p>
          </table:table-cell>
          <table:table-cell office:value-type="float" office:value="0.104429562701697" calcext:value-type="float">
            <text:p>0.1044295627</text:p>
          </table:table-cell>
          <table:table-cell office:value-type="float" office:value="0.0880176344038819" calcext:value-type="float">
            <text:p>0.0880176344</text:p>
          </table:table-cell>
          <table:table-cell office:value-type="float" office:value="0.136574659187285" calcext:value-type="float">
            <text:p>0.136574659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0928049225455062" calcext:value-type="float">
            <text:p>0.0928049225</text:p>
          </table:table-cell>
          <table:table-cell office:value-type="float" office:value="0.0587685250767776" calcext:value-type="float">
            <text:p>0.0587685251</text:p>
          </table:table-cell>
          <table:table-cell office:value-type="float" office:value="0.109847590726321" calcext:value-type="float">
            <text:p>0.109847590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.75" calcext:value-type="float">
            <text:p>1.75</text:p>
          </table:table-cell>
          <table:table-cell office:value-type="float" office:value="0.0794298078355133" calcext:value-type="float">
            <text:p>0.0794298078</text:p>
          </table:table-cell>
          <table:table-cell office:value-type="float" office:value="0.0374932188968363" calcext:value-type="float">
            <text:p>0.0374932189</text:p>
          </table:table-cell>
          <table:table-cell office:value-type="float" office:value="0.0878341382153469" calcext:value-type="float">
            <text:p>0.087834138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664471804701728" calcext:value-type="float">
            <text:p>0.0664471805</text:p>
          </table:table-cell>
          <table:table-cell office:value-type="float" office:value="0.0226569494572769" calcext:value-type="float">
            <text:p>0.0226569495</text:p>
          </table:table-cell>
          <table:table-cell office:value-type="float" office:value="0.0702037402931305" calcext:value-type="float">
            <text:p>0.07020374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.25" calcext:value-type="float">
            <text:p>2.25</text:p>
          </table:table-cell>
          <table:table-cell office:value-type="float" office:value="0.0548610827171483" calcext:value-type="float">
            <text:p>0.0548610827</text:p>
          </table:table-cell>
          <table:table-cell office:value-type="float" office:value="0.012618637426573" calcext:value-type="float">
            <text:p>0.0126186374</text:p>
          </table:table-cell>
          <table:table-cell office:value-type="float" office:value="0.0562935911752048" calcext:value-type="float">
            <text:p>0.056293591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0449931249155861" calcext:value-type="float">
            <text:p>0.0449931249</text:p>
          </table:table-cell>
          <table:table-cell office:value-type="float" office:value="0.00598882543122396" calcext:value-type="float">
            <text:p>0.0059888254</text:p>
          </table:table-cell>
          <table:table-cell office:value-type="float" office:value="0.0453899473420626" calcext:value-type="float">
            <text:p>0.045389947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.75" calcext:value-type="float">
            <text:p>2.75</text:p>
          </table:table-cell>
          <table:table-cell office:value-type="float" office:value="0.0368120582066476" calcext:value-type="float">
            <text:p>0.0368120582</text:p>
          </table:table-cell>
          <table:table-cell office:value-type="float" office:value="0.00170943810703628" calcext:value-type="float">
            <text:p>0.0017094381</text:p>
          </table:table-cell>
          <table:table-cell office:value-type="float" office:value="0.0368517273414883" calcext:value-type="float">
            <text:p>0.036851727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301329674990469" calcext:value-type="float">
            <text:p>0.0301329675</text:p>
          </table:table-cell>
          <table:table-cell office:value-type="float" office:value="-0.000980500377970303" calcext:value-type="float">
            <text:p>-0.0009805004</text:p>
          </table:table-cell>
          <table:table-cell office:value-type="float" office:value="0.0301489155906115" calcext:value-type="float">
            <text:p>0.030148915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.25" calcext:value-type="float">
            <text:p>3.25</text:p>
          </table:table-cell>
          <table:table-cell office:value-type="float" office:value="0.0247244046437882" calcext:value-type="float">
            <text:p>0.0247244046</text:p>
          </table:table-cell>
          <table:table-cell office:value-type="float" office:value="-0.00261047740504224" calcext:value-type="float">
            <text:p>-0.0026104774</text:p>
          </table:table-cell>
          <table:table-cell office:value-type="float" office:value="0.0248618337471718" calcext:value-type="float">
            <text:p>0.024861833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0.0203600174681088" calcext:value-type="float">
            <text:p>0.0203600175</text:p>
          </table:table-cell>
          <table:table-cell office:value-type="float" office:value="-0.00354167476585598" calcext:value-type="float">
            <text:p>-0.0035416748</text:p>
          </table:table-cell>
          <table:table-cell office:value-type="float" office:value="0.0206657632679947" calcext:value-type="float">
            <text:p>0.020665763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.75" calcext:value-type="float">
            <text:p>3.75</text:p>
          </table:table-cell>
          <table:table-cell office:value-type="float" office:value="0.0168397952729517" calcext:value-type="float">
            <text:p>0.0168397953</text:p>
          </table:table-cell>
          <table:table-cell office:value-type="float" office:value="-0.00401748107488262" calcext:value-type="float">
            <text:p>-0.0040174811</text:p>
          </table:table-cell>
          <table:table-cell office:value-type="float" office:value="0.017312390332417" calcext:value-type="float">
            <text:p>0.0173123903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2">00/00/0000</text:date>, <text:time style:data-style-name="N2" text:time-value="18:28:30.3996426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21:19:53.934956459</meta:creation-date>
    <dc:date>2020-03-22T20:13:26.563689984</dc:date>
    <meta:editing-duration>PT1H35M6S</meta:editing-duration>
    <meta:editing-cycles>5</meta:editing-cycles>
    <meta:generator>LibreOffice/5.1.6.2$Linux_X86_64 LibreOffice_project/10m0$Build-2</meta:generator>
    <meta:document-statistic meta:table-count="1" meta:cell-count="4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79cm" svg:height="7.605cm" xlink:href=".." xlink:type="simple" chart:class="chart:line" chart:style-name="ch1">
        <chart:legend chart:legend-position="end" svg:x="12.877cm" svg:y="3.005cm" style:legend-expansion="high" chart:style-name="ch2"/>
        <chart:plot-area chart:style-name="ch3" table:cell-range-address="Sheet1.O22:Sheet1.R37" chart:data-source-has-labels="both" svg:x="0.281cm" svg:y="0.232cm" svg:width="12.463cm" svg:height="6.852cm">
          <chartooo:coordinate-region svg:x="1.114cm" svg:y="0.431cm" svg:width="11.299cm" svg:height="6.454cm"/>
          <chart:axis chart:dimension="x" chart:name="primary-x" chart:style-name="ch4" chartooo:axis-type="auto">
            <chartooo:date-scale/>
            <chart:categories table:cell-range-address="Sheet1.O23:Sheet1.O3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P23:Sheet1.P37" chart:label-cell-address="Sheet1.P22:Sheet1.P22" chart:class="chart:line">
            <chart:data-point chart:repeated="15"/>
          </chart:series>
          <chart:series chart:style-name="ch7" chart:values-cell-range-address="Sheet1.Q23:Sheet1.Q37" chart:label-cell-address="Sheet1.Q22:Sheet1.Q22" chart:class="chart:line">
            <chart:data-point chart:repeated="15"/>
          </chart:series>
          <chart:series chart:style-name="ch8" chart:values-cell-range-address="Sheet1.R23:Sheet1.R37" chart:label-cell-address="Sheet1.R22:Sheet1.R22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t B</text:p>
                <draw:g>
                  <svg:desc>Sheet1.P22:Sheet1.P22</svg:desc>
                </draw:g>
              </table:table-cell>
              <table:table-cell office:value-type="string">
                <text:p>Horz B</text:p>
                <draw:g>
                  <svg:desc>Sheet1.Q22:Sheet1.Q22</svg:desc>
                </draw:g>
              </table:table-cell>
              <table:table-cell office:value-type="string">
                <text:p>Abs B</text:p>
                <draw:g>
                  <svg:desc>Sheet1.R22:Sheet1.R22</svg:desc>
                </draw:g>
              </table:table-cell>
            </table:table-row>
          </table:table-header-rows>
          <table:table-rows>
            <table:table-row>
              <table:table-cell office:value-type="float" office:value="0.25">
                <text:p>0.25</text:p>
                <draw:g>
                  <svg:desc>Sheet1.O23:Sheet1.O37</svg:desc>
                </draw:g>
              </table:table-cell>
              <table:table-cell office:value-type="float" office:value="0.242622615437389">
                <text:p>0.242622615437389</text:p>
                <draw:g>
                  <svg:desc>Sheet1.P23:Sheet1.P37</svg:desc>
                </draw:g>
              </table:table-cell>
              <table:table-cell office:value-type="float" office:value="0.781030415496454">
                <text:p>0.781030415496454</text:p>
                <draw:g>
                  <svg:desc>Sheet1.Q23:Sheet1.Q37</svg:desc>
                </draw:g>
              </table:table-cell>
              <table:table-cell office:value-type="float" office:value="0.817847322825136">
                <text:p>0.817847322825136</text:p>
                <draw:g>
                  <svg:desc>Sheet1.R23:Sheet1.R37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359133350601379">
                <text:p>0.359133350601379</text:p>
              </table:table-cell>
              <table:table-cell office:value-type="float" office:value="0.552841916689041">
                <text:p>0.552841916689041</text:p>
              </table:table-cell>
              <table:table-cell office:value-type="float" office:value="0.659250292652636">
                <text:p>0.659250292652636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355964256599073">
                <text:p>0.355964256599073</text:p>
              </table:table-cell>
              <table:table-cell office:value-type="float" office:value="0.336442238884138">
                <text:p>0.336442238884138</text:p>
              </table:table-cell>
              <table:table-cell office:value-type="float" office:value="0.489799889834106">
                <text:p>0.48979988983410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98577270773186">
                <text:p>0.298577270773186</text:p>
              </table:table-cell>
              <table:table-cell office:value-type="float" office:value="0.185222316503523">
                <text:p>0.185222316503523</text:p>
              </table:table-cell>
              <table:table-cell office:value-type="float" office:value="0.35136262344378">
                <text:p>0.35136262344378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0.232289275936542">
                <text:p>0.232289275936542</text:p>
              </table:table-cell>
              <table:table-cell office:value-type="float" office:value="0.09344782310757">
                <text:p>0.09344782310757</text:p>
              </table:table-cell>
              <table:table-cell office:value-type="float" office:value="0.250381315913681">
                <text:p>0.25038131591368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174994480160061">
                <text:p>0.174994480160061</text:p>
              </table:table-cell>
              <table:table-cell office:value-type="float" office:value="0.0415117663099238">
                <text:p>0.0415117663099238</text:p>
              </table:table-cell>
              <table:table-cell office:value-type="float" office:value="0.179850757097822">
                <text:p>0.179850757097822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0.130421987651813">
                <text:p>0.130421987651813</text:p>
              </table:table-cell>
              <table:table-cell office:value-type="float" office:value="0.0133478003693612">
                <text:p>0.0133478003693612</text:p>
              </table:table-cell>
              <table:table-cell office:value-type="float" office:value="0.131103236564739">
                <text:p>0.13110323656473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972314066244905">
                <text:p>0.0972314066244905</text:p>
              </table:table-cell>
              <table:table-cell office:value-type="float" office:value="-0.00132376474360836">
                <text:p>-0.00132376474360836</text:p>
              </table:table-cell>
              <table:table-cell office:value-type="float" office:value="0.0972404174573178">
                <text:p>0.0972404174573178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0.0729291881618375">
                <text:p>0.0729291881618375</text:p>
              </table:table-cell>
              <table:table-cell office:value-type="float" office:value="-0.00852440227562942">
                <text:p>-0.00852440227562942</text:p>
              </table:table-cell>
              <table:table-cell office:value-type="float" office:value="0.0734256897829462">
                <text:p>0.0734256897829462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0551980949916298">
                <text:p>0.0551980949916298</text:p>
              </table:table-cell>
              <table:table-cell office:value-type="float" office:value="-0.0116580443404809">
                <text:p>-0.0116580443404809</text:p>
              </table:table-cell>
              <table:table-cell office:value-type="float" office:value="0.0564157751745875">
                <text:p>0.0564157751745875</text:p>
              </table:table-cell>
            </table:table-row>
            <table:table-row>
              <table:table-cell office:value-type="float" office:value="2.75">
                <text:p>2.75</text:p>
              </table:table-cell>
              <table:table-cell office:value-type="float" office:value="0.0422167854910724">
                <text:p>0.0422167854910724</text:p>
              </table:table-cell>
              <table:table-cell office:value-type="float" office:value="-0.012620661825762">
                <text:p>-0.012620661825762</text:p>
              </table:table-cell>
              <table:table-cell office:value-type="float" office:value="0.0440628878095781">
                <text:p>0.044062887809578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326443710861867">
                <text:p>0.0326443710861867</text:p>
              </table:table-cell>
              <table:table-cell office:value-type="float" office:value="-0.0124609267125625">
                <text:p>-0.0124609267125625</text:p>
              </table:table-cell>
              <table:table-cell office:value-type="float" office:value="0.0349418038765676">
                <text:p>0.0349418038765676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0.0255208341616065">
                <text:p>0.0255208341616065</text:p>
              </table:table-cell>
              <table:table-cell office:value-type="float" office:value="-0.0117554663361434">
                <text:p>-0.0117554663361434</text:p>
              </table:table-cell>
              <table:table-cell office:value-type="float" office:value="0.0280981131943841">
                <text:p>0.028098113194384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0201660030317394">
                <text:p>0.0201660030317394</text:p>
              </table:table-cell>
              <table:table-cell office:value-type="float" office:value="-0.0108183548075678">
                <text:p>-0.0108183548075678</text:p>
              </table:table-cell>
              <table:table-cell office:value-type="float" office:value="0.0228845904271531">
                <text:p>0.0228845904271531</text:p>
              </table:table-cell>
            </table:table-row>
            <table:table-row>
              <table:table-cell office:value-type="float" office:value="3.75">
                <text:p>3.75</text:p>
              </table:table-cell>
              <table:table-cell office:value-type="float" office:value="0.0160986416749436">
                <text:p>0.0160986416749436</text:p>
              </table:table-cell>
              <table:table-cell office:value-type="float" office:value="-0.00981756767184979">
                <text:p>-0.00981756767184979</text:p>
              </table:table-cell>
              <table:table-cell office:value-type="float" office:value="0.0188560573495517">
                <text:p>0.01885605734955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